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b3dd" officeooo:paragraph-rsid="0011b3dd"/>
    </style:style>
    <style:style style:name="P2" style:family="paragraph" style:parent-style-name="Standard">
      <style:paragraph-properties fo:text-align="center" style:justify-single-word="false"/>
      <style:text-properties fo:font-size="16pt" officeooo:rsid="0011b3dd" officeooo:paragraph-rsid="0011b3dd" style:font-size-asian="14pt" style:font-size-complex="16pt"/>
    </style:style>
    <style:style style:name="P3" style:family="paragraph" style:parent-style-name="Standard">
      <style:paragraph-properties fo:text-align="start" style:justify-single-word="false"/>
      <style:text-properties fo:font-size="16pt" officeooo:rsid="00150182" officeooo:paragraph-rsid="00150182" style:font-size-asian="14pt" style:font-size-complex="16pt"/>
    </style:style>
    <style:style style:name="T1" style:family="text">
      <style:text-properties fo:font-size="12pt" style:font-size-asian="10.5pt" style:font-size-complex="12pt"/>
    </style:style>
    <style:style style:name="T2" style:family="text">
      <style:text-properties fo:font-size="12pt" officeooo:rsid="0016e799" style:font-size-asian="10.5pt" style:font-size-complex="12pt"/>
    </style:style>
    <style:style style:name="T3" style:family="text">
      <style:text-properties officeooo:rsid="00150182"/>
    </style:style>
    <style:style style:name="T4" style:family="text">
      <style:text-properties officeooo:rsid="0016e7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Peters </text:p>
      <text:p text:style-name="P1">CS 162 OSU W14 </text:p>
      <text:p text:style-name="P1">1/2<text:span text:style-name="T4">7</text:span>/14</text:p>
      <text:p text:style-name="P1"/>
      <text:p text:style-name="P1"/>
      <text:p text:style-name="P2">Conway's Life <text:span text:style-name="T3">Reflection</text:span></text:p>
      <text:p text:style-name="P2"/>
      <text:p text:style-name="P3"><text:tab/><text:span text:style-name="T1">My implementation is dramatically different than my design, but this change is for the better. After learning about vectors (which happened after I submitted my design), I realized that several functions could be eliminate from the design, and even one class (ConfigSet) was not necessary. Using vectors significantly cut down on the complexity of the syntax of my program as well.</text:span></text:p>
      <text:p text:style-name="P3"><text:span text:style-name="T1"/></text:p>
      <text:p text:style-name="P3"><text:span text:style-name="T1"><text:tab/>I did, however, keep the same class structure (with the exception of the removal of ConfigSet) from my design. I fe</text:span><text:span text:style-name="T2">el my program is laid out cleanly and is easy to understand because of the class layout I ch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die </meta:initial-creator>
    <meta:creation-date>2014-01-24T14:14:35.110154831</meta:creation-date>
    <dc:date>2014-01-27T02:45:31.980855928</dc:date>
    <dc:creator>eddie </dc:creator>
    <meta:editing-duration>PT7M41S</meta:editing-duration>
    <meta:editing-cycles>5</meta:editing-cycles>
    <meta:generator>LibreOffice/4.1.4.2$Linux_X86_64 LibreOffice_project/410m0$Build-2</meta:generator>
    <meta:document-statistic meta:table-count="0" meta:image-count="0" meta:object-count="0" meta:page-count="1" meta:paragraph-count="6" meta:word-count="110" meta:character-count="653" meta:non-whitespace-character-count="545"/>
  </office:meta>
</office:document-meta>
</file>